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8000002DF66760AF9BF465419.png" manifest:media-type="image/png"/>
  <manifest:file-entry manifest:full-path="Pictures/10000201000002F40000036B9126EC8A90D749C8.png" manifest:media-type="image/png"/>
  <manifest:file-entry manifest:full-path="Pictures/10000201000002FD0000009DC12288BBD7FB243D.png" manifest:media-type="image/png"/>
  <manifest:file-entry manifest:full-path="Pictures/10000201000002E90000019440F09D9085852698.png" manifest:media-type="image/png"/>
  <manifest:file-entry manifest:full-path="Pictures/1000020100000301000002BE994B4C2AB88DF8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38e" officeooo:paragraph-rsid="0007638e"/>
    </style:style>
    <style:style style:name="T1" style:family="text">
      <style:text-properties officeooo:rsid="00092f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nary </text:span>Tree: Huffman Decoding (Easy)</text:p>
      <text:p text:style-name="P1"><draw:frame draw:style-name="fr1" draw:name="Image1" text:anchor-type="char" svg:width="19.001cm" svg:height="21.992cm" draw:z-index="0"><draw:image xlink:href="Pictures/10000201000002F40000036B9126EC8A90D749C8.png" xlink:type="simple" xlink:show="embed" xlink:actuate="onLoad" draw:mime-type="image/png"/></draw:frame><text:s/></text:p>
      <text:p text:style-name="P1"><draw:frame draw:style-name="fr1" draw:name="Image2" text:anchor-type="char" svg:width="19.001cm" svg:height="3.898cm" draw:z-index="1"><draw:image xlink:href="Pictures/10000201000002FD0000009DC12288BBD7FB243D.png" xlink:type="simple" xlink:show="embed" xlink:actuate="onLoad" draw:mime-type="image/png"/></draw:frame><text:s/></text:p>
      <text:p text:style-name="P1"><draw:frame draw:style-name="fr1" draw:name="Image3" text:anchor-type="char" svg:width="19.001cm" svg:height="18.373cm" draw:z-index="2"><draw:image xlink:href="Pictures/10000201000002F8000002DF66760AF9BF465419.png" xlink:type="simple" xlink:show="embed" xlink:actuate="onLoad" draw:mime-type="image/png"/></draw:frame><text:soft-page-break/><text:s/></text:p>
      <text:p text:style-name="P1"><draw:frame draw:style-name="fr2" draw:name="Image4" text:anchor-type="char" svg:width="15.349cm" svg:height="8.322cm" draw:z-index="3"><draw:image xlink:href="Pictures/10000201000002E90000019440F09D9085852698.png" xlink:type="simple" xlink:show="embed" xlink:actuate="onLoad" draw:mime-type="image/png"/></draw:frame><text:s/></text:p>
      <text:p text:style-name="P1"><draw:frame draw:style-name="fr1" draw:name="Image5" text:anchor-type="char" svg:width="19.001cm" svg:height="17.344cm" draw:z-index="4"><draw:image xlink:href="Pictures/1000020100000301000002BE994B4C2AB88DF8F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2:41:15.890000000</meta:creation-date>
    <dc:date>2022-01-31T23:03:17.646000000</dc:date>
    <meta:editing-duration>PT10S</meta:editing-duration>
    <meta:editing-cycles>2</meta:editing-cycles>
    <meta:generator>LibreOffice/7.1.8.1$Windows_X86_64 LibreOffice_project/e1f30c802c3269a1d052614453f260e49458c82c</meta:generator>
    <meta:document-statistic meta:table-count="0" meta:image-count="5" meta:object-count="0" meta:page-count="3" meta:paragraph-count="5" meta:word-count="5" meta:character-count="40" meta:non-whitespace-character-count="32"/>
  </office:meta>
</office:document-meta>
</file>